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US"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US" fo:font-weight="normal"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ext day:</text:p>
      <text:p text:style-name="P1"/>
      <text:p text:style-name="P1">Neo Chalphy Castle</text:p>
      <text:p text:style-name="P1"/>
      <text:p text:style-name="P2">Alec: Zzzzzz</text:p>
      <text:p text:style-name="P2"><text:span text:style-name="T1">knock knock</text:span><text:line-break/>Alec: Huh? Urgh... Come in.<text:line-break/>Seliph: Sir Alec, how are you feeling?<text:line-break/>Alec: Well I can't complain, aside from a few bruises here and there...<text:line-break/>Seliph: I brought someone with me to help you.</text:p>
      <text:p text:style-name="P2">Deirdre: Alec I assume?<text:line-break/>Alec: Lady Deirdre?! What are you doing here?</text:p>
      <text:p text:style-name="P2">Deirdre: Sigurd sent me here. He told me what happened... I am so sorry to hear that.<text:line-break/>Alec: Hehe, its alright. These wounds will heal over time. Is that a recover staff?</text:p>
      <text:p text:style-name="P2">Deirdre: Yes. I can use it to alleviate your pain.</text:p>
      <text:p text:style-name="P2">Alec: Alright.</text:p>
      <text:p text:style-name="P1">healing noises</text:p>
      <text:p text:style-name="P2">Deirdre: How are you feeling?</text:p>
      <text:p text:style-name="P2">Alec: Wohoho. This is amazing! I feel reborn! I could take on the entire rebellion now!<text:line-break/>Seliph: Hold your horses! You just got back from a close call and you want to throw yourself into another battle already?</text:p>
      <text:p text:style-name="P2">Alec: Yes! I need to assist my lord!<text:line-break/>Deirdre: Not yet! I might have closed your wounds but you still need rest! Those wounds could open again and that would be worse...<text:line-break/>Alec: ...fine you win... <text:line-break/>Seliph: I am sorry Sir Alec.<text:line-break/>Alec: It's fine. And please drop the "Sir". I am just a knight, lord Seliph.<text:line-break/>Seliph: Only if you drop the "Lord", hehe.<text:line-break/>Alec: Hahaha!</text:p>
      <text:p text:style-name="P1">open door</text:p>
      <text:p text:style-name="P2">Arden: Lord Seliph! The others have arrived! Sigurd awaits you for the meeting!<text:line-break/>Seliph: Oh sorry! I have to go! We'll see us later! Mother you're coming as well?<text:line-break/>Deirdre: I think I'll depart for my room.</text:p>
      <text:p text:style-name="P2">Seliph: Alright, let me accompany you.<text:line-break/><text:span text:style-name="T1">walking noises</text:span></text:p>
      <text:p text:style-name="P2"/>
      <text:p text:style-name="P2">Arden: Oh Alec, btw. I should relay a message from Naoise to you. He departed early to fight the rebels.<text:line-break/>Alec: ... If only I could be there... Be careful Naoise...</text:p>
      <text:p text:style-name="P2"/>
      <text:p text:style-name="P1">War council</text:p>
      <text:p text:style-name="P1">opens door</text:p>
      <text:p text:style-name="P2">Sigurd: Seliph, you're finally here!</text:p>
      <text:p text:style-name="P2">Seliph: Sorry I am late, went to Alec like you asked.<text:line-break/>Sigurd: Nice! How is he feeling?<text:line-break/>Seliph: Better! Mother really patched him up.</text:p>
      <text:p text:style-name="P2">Sigurd: That is good to hear... Look who arrived recently.</text:p>
      <text:p text:style-name="P2">Frederick: Well met, Seliph!<text:line-break/>Titania: Long time no see!</text:p>
      <text:p text:style-name="P2">Seliph: Ah Fred Platinum and Titania Rojo. How do you fare?</text:p>
      <text:p text:style-name="P2">Frederick: The situation is pretty stable... The scattered rebels stopped their advance. We got the situation under control.</text:p>
      <text:p text:style-name="P2"><text:soft-page-break/>Titania: I have some bad news tho. There have been reports that a bigger group started to form near the desert. </text:p>
      <text:p text:style-name="P2">Sigurd: Bigger group? Are they opposing us? <text:line-break/>Titania: Not exactly but they are not cooperating either. They remain neutral... <text:s/></text:p>
      <text:p text:style-name="P2">Frederick: If they grow in men size they could become a threat. </text:p>
      <text:p text:style-name="P2">Seliph: Can you tell us anything about their leader or general information?</text:p>
      <text:p text:style-name="P2">Frederick: One thing we know is that a majority consists of people who are adept in the dark magical arts.</text:p>
      <text:p text:style-name="P2">Titania: There is more. It is said that their leader is very powerful and has no rival in the dark arts. One you wouldn't want to face alone...</text:p>
      <text:p text:style-name="P2">Seliph: ...</text:p>
      <text:p text:style-name="P2">Sigurd: Dark arts... that could be problematic...</text:p>
      <text:p text:style-name="P2">Speaking of problematic, did you receive the letter the messenger sent?</text:p>
      <text:p text:style-name="P2">Frederick: Indeed. A major rebel force is forming as we speak.</text:p>
      <text:p text:style-name="P2">Sigurd: Yes. I sent one of my finest knights to scout the situation. He is capable to do this. But should they break through, there would be a lot of trouble...</text:p>
      <text:p text:style-name="P2">I think it would be in the best interest if we formed a group that has the power to oppose the rebels. One build of the finest knights known across the multiverse.</text:p>
      <text:p text:style-name="P2">Seliph: Everyone mentioned in the list should arrive sooner or later.</text:p>
      <text:p text:style-name="P2">Titania: Good choices.<text:line-break/>Frederick: I agree with this Sigurd. Especially to get this situation resolved but I have another question. Have you heard of the whereabouts from my King Chrom or Lissa?</text:p>
      <text:p text:style-name="P2">Sigurd: I am sorry Frederick but no words has reached me yet about this matter...</text:p>
      <text:p text:style-name="P2">Frederick: Darn it! Where could milord Chrom be?</text:p>
      <text:p text:style-name="P2">Titania: And did you hear from Ike?</text:p>
      <text:p text:style-name="P2">Sigurd: Nope.</text:p>
      <text:p text:style-name="P2">Titania:... this situation is just bad.</text:p>
      <text:p text:style-name="P2">Frederick: How could the situation have turned out like this? Everyone split apart, people fighting each other! Who or what is responsible for this?</text:p>
      <text:p text:style-name="P2">Sigurd:...</text:p>
      <text:p text:style-name="P2">Titania: Anyways, I think it would be wise to delay the talk for when the others arrive. </text:p>
      <text:p text:style-name="P2">Frederick: I agree with Titania! I will give my honest opinion when everyone is here.</text:p>
      <text:p text:style-name="P2">Sigurd: Alright, we'll delay this talk to later!</text:p>
      <text:p text:style-name="P2"/>
      <text:p text:style-name="P1">Base time:</text:p>
      <text:p text:style-name="P1"/>
      <text:p text:style-name="P1">After base:</text:p>
      <text:p text:style-name="P2">Wil: We have a problem. The faction coming from the west started to advance further to us. It will only be a matter of time before they reach us...</text:p>
      <text:p text:style-name="P2">Eliwood: Oof. What options do we have?</text:p>
      <text:p text:style-name="P2">Augustus: Given their size and relative might it would be foolish to engage them. It is possible to win against them but not without major loses!</text:p>
      <text:p text:style-name="P2">Finn: ... I have an idea but I do not like it.<text:line-break/>Eliwood: What is your plan Sir Finn?</text:p>
      <text:p text:style-name="P2">Finn: A majority from them are mounted. There is a desert to the southeast that we could use to gain more distance from the enemy. After all, mounted units struggle the most to get past sandy terrain. <text:line-break/>Leif: The desert...</text:p>
      <text:p text:style-name="P2">Ethlyn: ...he is right. That would be an easy way to escape from the enemy!</text:p>
      <text:p text:style-name="P2">Leif: Isn't there any other way?<text:line-break/>Eliwood: Well we could face the enemies instead but our troops aren't prepared for that kind of enemy right now... or we could travel through the desert.<text:line-break/>Leif: So you're saying either dying against the enemies or dying in the desert?<text:line-break/><text:soft-page-break/>Eliwood: ... essentially.<text:line-break/>Leif: ... </text:p>
      <text:p text:style-name="P2">Finn: The desert?<text:line-break/>Leif: The desert!</text:p>
      <text:p text:style-name="P2"/>
      <text:p text:style-name="P1">fade to desert</text:p>
      <text:p text:style-name="P2"/>
      <text:p text:style-name="P2">Lewyn: Look at this. Sand everywhere as far as the eye can see! This brings back memories.<text:line-break/>Leif: ...<text:line-break/>Finn: ...<text:line-break/>Ethlyn: I don't like it here, it brings back unpleasant memories...</text:p>
      <text:p text:style-name="P2">Leif: The Aed massacre... I only heard stories about it...<text:line-break/>Finn: If only I was there to assist you the outcome might have went different.<text:line-break/>Ethlyn: Don't fool yourself Finn. If you would have been with us you would have died as well. </text:p>
      <text:p text:style-name="P2">Finn: But I...</text:p>
      <text:p text:style-name="P2">Ethlyn: Hush now! What happened to us was bad but it was thanks to you that our son grew up to be the man he is today. And its assuring to know that our daughter survived the whole ordeal as well.</text:p>
      <text:p text:style-name="P2">Finn: Lady Ethlyn I... thank you... </text:p>
      <text:p text:style-name="P2">Leif: Mother... <text:line-break/></text:p>
      <text:p text:style-name="P1">fade to Xander and Camilla</text:p>
      <text:p text:style-name="P2">Xander: Alright the troops are ready. I trust that everything is fine in your hands?<text:line-break/>Camilla: Don't worry darling, I can handle this! You go meet up with Sigurd. <text:line-break/>Xander: It's an interesting case. I'll see what he wants to discuss.</text:p>
      <text:p text:style-name="P2">Camilla: Alright, see ya later.</text:p>
      <text:p text:style-name="P2"/>
      <text:p text:style-name="P1">fade back to squad</text:p>
      <text:p text:style-name="P2">Wil: Oh no. There are several wvyerns positions across the desert and they look battle ready!<text:line-break/>Augustus: Of course this had to happen.<text:line-break/>Eliwood: Alright everyone, prepare for battle! </text:p>
      <text:p text:style-name="P2"/>
      <text:p text:style-name="P2"/>
      <text:p text:style-name="P1">turn 5 Julius squad</text:p>
      <text:p text:style-name="P2">Manfroy: Look at that lord Julius, there are people fighting. Should we join the fray as well?<text:line-break/>Julius: Nah don't bother. I want to see how the situation turns out.<text:line-break/>Manfroy: Alright! Everyone, hold your position.<text:line-break/>Veld: Ah yes this reminds me of the Aed desert, where I killed Quan and Ethlyn. Muhahahaha!<text:line-break/>Julius: But I thought Travant killed them!</text:p>
      <text:p text:style-name="P2">Veld: But who gave him their location at superspeed?!<text:line-break/>Manfroy: Alright, you believe what you think.</text:p>
      <text:p text:style-name="P2"/>
      <text:p text:style-name="P2"/>
      <text:p text:style-name="P1">After battle</text:p>
      <text:p text:style-name="P2">Wil: We managed to suppress their commander but she is still putting up a huge resistance.</text:p>
      <text:p text:style-name="P2">Eliwood: That is to be expected. Camilla isn't known to be the surrendering type. <text:line-break/>Camilla: I'LL CRUSH YOU ALL!<text:line-break/>Wil: Well what do we do with her?<text:line-break/>Eliwood: Keep her locked up for now and assign someone to guard her. I think it will be a while before she calms down.<text:line-break/>Wil: Alright.<text:line-break/><text:line-break/><text:soft-page-break/><text:span text:style-name="T1">Dark Squad</text:span></text:p>
      <text:p text:style-name="P2">Augustus: May I have the attention of everyone? We have a problem...<text:line-break/>Lewyn: What kind of problem?<text:line-break/>Augustus: You see...<text:line-break/>Manfroy: Hmhmhm, thats not very nice to say!<text:line-break/>Lewyn: <text:s/>Grrrrr you?!<text:line-break/>Manfroy: Happy to see you too.<text:line-break/>Julius:<text:line-break/>Veld: ...</text:p>
      <text:p text:style-name="P2">Leif: What the hell are those guys doing here?!</text:p>
      <text:p text:style-name="P2">Julius: Silence worm! I could crush you anytime I want!</text:p>
      <text:p text:style-name="P2">Finn: If you want to get through him, you'll have to fight me first!<text:line-break/>Julius: With pleasure... but that is not the reason we are here...<text:line-break/>Finn: ??<text:line-break/>Leif: ??<text:line-break/>Julius: Don't look so dumbfounded. We are not here to fight you, we are here because we share a common enemy...<text:line-break/>Lewyn: What is your point?<text:line-break/>Manfroy: What lord Julius is saying that we share a common enemy and it would be in our best interest to unify our forces for the time being.<text:line-break/>Leif: No way would we join forces with you! That would be-<text:line-break/>Eliwood: Hush Leif!<text:line-break/>Leif: But-</text:p>
      <text:p text:style-name="P2">Eliwood: He is right. What other options do we have right now? Have you seen how closely we escaped the last battles? I don't think we have the luxury to be picky right now!<text:line-break/>Leif: …</text:p>
      <text:p text:style-name="P2">Lukas: I agree with Eliwood, it is in our best interest to combine forces. That way we could start advancing our own armies!</text:p>
      <text:p text:style-name="P2">Julius: Don't get me wrong, don't interpret this as us being allies! We are only staying until we dethroned the leader from the holy guards!</text:p>
      <text:p text:style-name="P2">Valter: I heard he is super strong, I want to fight him!<text:line-break/>Julius: Whoever that person is he is no match for me and my tome!<text:line-break/>Marcus: Well whatever you can stay for the time being! We'll discuss matters inside.<text:line-break/>Julius: Hmph fine.<text:line-break/><text:span text:style-name="T1">Footsteps</text:span><text:line-break/><text:line-break/>Lewyn: I don't like this one bit...<text:line-break/>Finn: Me neither but we are still limited in army size so we have to keep this up for now...<text:line-break/>Veld:...<text:line-break/>Leif:...</text:p>
      <text:p text:style-name="P2"/>
      <text:p text:style-name="P2"><text:span text:style-name="T1">Later that night</text:span><text:line-break/><text:span text:style-name="T1">Neo Chalphy Castle</text:span></text:p>
      <text:p text:style-name="P2">Sigurd: Zzzzzzzz<text:line-break/><text:span text:style-name="T1">step sounds</text:span><text:line-break/>Sigurd: … <text:span text:style-name="T1">swinging sounds</text:span></text:p>
      <text:p text:style-name="P2">Ephidel: My my your awareness is amazing.<text:line-break/>Sigurd: How did you get into my room?!<text:line-break/>Ephidel: The dark arts are a pathway many would consider to be... unnatural. </text:p>
      <text:p text:style-name="P2">Sigurd: What do you want with me? If it is a fight you want I can give you one!</text:p>
      <text:p text:style-name="P2">Ephidel: Now now. I am not to fight you, in fact I am here to offer my services to you.</text:p>
      <text:p text:style-name="P2">Sigurd: Services? </text:p>
      <text:p text:style-name="P2"><text:soft-page-break/>Ephidel: Someone like you has a lot of potential but the way you use your powers is sloppy.<text:line-break/>Sigurd: Wait, how did you know?</text:p>
      <text:p text:style-name="P2">Ephidel: I can sense great energy in you. There is a lot of untapped potential that can be released. What if I told you that this power can be used for many great things. <text:s/></text:p>
      <text:p text:style-name="P2">Sigurd: … I am listening.</text:p>
      <text:p text:style-name="P2">Ephidel: I can help you control your power, with that any wish you desire comes true.<text:line-break/>Sigurd: But what is your reason for helping me? What do you have to gain?<text:line-break/>Ephidel: Now now, no need to find that out now. I have my secrets and you have yours.<text:line-break/>Sigurd: ...touché.<text:line-break/>Alright there is one thing I want to test... Arrive here tomorrow again and we can discuss things... uh...<text:line-break/>Ephidel: <text:span text:style-name="T1">unhoods</text:span> Ephidel.</text:p>
      <text:p text:style-name="P2"/>
      <text:p text:style-name="P2"/>
      <text:p text:style-name="P2"/>
      <text:p text:style-name="P2"/>
      <text:p text:style-name="P2"><text:s/></text:p>
      <text:p text:style-name="P2"/>
      <text:p text:style-name="P2"><text:line-break/></text:p>
      <text:p text:style-name="P2"><text:line-break/></text:p>
      <text:p text:style-name="P1"/>
      <text:p text:style-name="P2"/>
      <text:p text:style-name="P2"/>
      <text:p text:style-name="P2"/>
      <text:p text:style-name="P2"><text:line-break/></text:p>
      <text:p text:style-name="P2"><text:s/><text:line-break/></text:p>
      <text:p text:style-name="P2"/>
      <text:p text:style-name="P2"/>
      <text:p text:style-name="P2">What would Oifey do?<text:line-break/>After battle</text:p>
      <text:p text:style-name="P2">Cliffhanger with Ephidel<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5M24S</meta:editing-duration>
    <meta:editing-cycles>27</meta:editing-cycles>
    <meta:generator>OpenOffice/4.1.9$Win32 OpenOffice.org_project/419m1$Build-9805</meta:generator>
    <dc:date>2022-02-18T18:02:25.35</dc:date>
    <meta:document-statistic meta:table-count="0" meta:image-count="0" meta:object-count="0" meta:page-count="5" meta:paragraph-count="101" meta:word-count="1833" meta:character-count="10064"/>
    <meta:user-defined meta:name="Info 1"/>
    <meta:user-defined meta:name="Info 2"/>
    <meta:user-defined meta:name="Info 3"/>
    <meta:user-defined meta:name="Info 4"/>
  </office:meta>
</office:document-meta>
</file>